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officeooo:rsid="0004dd46" officeooo:paragraph-rsid="0000006a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4dd46" officeooo:paragraph-rsid="0000006a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18b6e" officeooo:paragraph-rsid="00018b6e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officeooo:rsid="00034b4b" officeooo:paragraph-rsid="0000006a"/>
    </style:style>
    <style:style style:name="T1" style:family="text">
      <style:text-properties officeooo:rsid="0004dd4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dd4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7a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HOD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7-07-03T16:53:55.244404805</dc:date>
    <meta:editing-duration>PT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